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10d0c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in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2" office:value-type="string" calcext:value-type="string">
            <text:p>Pin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C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PD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B8</text:p>
          </table:table-cell>
          <table:table-cell table:style-name="ce5"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E5V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B9</text:p>
          </table:table-cell>
          <table:table-cell table:style-name="ce5"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DD</text:p>
          </table:table-cell>
          <table:table-cell office:value-type="string" calcext:value-type="string">
            <text:p>U5V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REF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PB13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RESE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PB14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+3.3V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B15</text:p>
          </table:table-cell>
          <table:table-cell table:style-name="ce4"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+5V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B6</text:p>
          </table:table-cell>
          <table:table-cell table:style-name="ce4" office:value-type="string" calcext:value-type="string">
            <text:p>PB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C7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GND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9</text:p>
          </table:table-cell>
          <table:table-cell table:style-name="ce3"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VIN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8</text:p>
          </table:table-cell>
          <table:table-cell table:style-name="ce3"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A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PA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B4</text:p>
          </table:table-cell>
          <table:table-cell office:value-type="string" calcext:value-type="string">
            <text:p>PA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PA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B5</text:p>
          </table:table-cell>
          <table:table-cell office:value-type="string" calcext:value-type="string">
            <text:p>PA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PA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PB3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style-name="ce3" office:value-type="string" calcext:value-type="string">
            <text:p>PB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PA10</text:p>
          </table:table-cell>
          <table:table-cell table:style-name="ce2"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PC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PC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3:00:58.206093916</meta:creation-date>
    <dc:date>2022-11-19T14:28:43.690766056</dc:date>
    <meta:editing-duration>PT57M23S</meta:editing-duration>
    <meta:editing-cycles>2</meta:editing-cycles>
    <meta:generator>LibreOffice/7.3.6.2$Linux_X86_64 LibreOffice_project/30$Build-2</meta:generator>
    <meta:document-statistic meta:table-count="1" meta:cell-count="198" meta:object-count="0"/>
  </office:meta>
</office:document-meta>
</file>